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text-shadow="1pt 1pt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list text:style-name="L2">
              <text:list-item>
                <text:p text:style-name="P1"><text:s/>Goal: Improve AI in MMOs</text:p>
                <text:p text:style-name="P1"/>
                <text:p text:style-name="P1"/>
              </text:list-item>
            </text:list>
            <text:list text:style-name="L1">
              <text:list-item>
                <text:p text:style-name="P1"><text:s/>Motivation: The AI sucks!</text:p>
                <text:p text:style-name="P1"/>
                <text:p text:style-name="P1"/>
              </text:list-item>
              <text:list-item>
                <text:p text:style-name="P1"><text:s/>Medium: EverQuest and EQEm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draw:frame presentation:style-name="pr1" draw:layer="layout" svg:width="25.199cm" svg:height="3.506cm" svg:x="1.4cm" svg:y="0.837cm" presentation:class="title">
          <draw:text-box>
            <text:p>EverQuest FSM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header>
                <text:p><text:span text:style-name="T1">Default State</text:span></text:p>
              </text:list-header>
              <text:list-item>
                <text:p>Stand still or wander aimlessly</text:p>
              </text:list-item>
              <text:list-item>
                <text:p>Ignore other NPCs</text:p>
              </text:list-item>
              <text:list-item>
                <text:p>If a PC comes within range, check for transition to Aggro State</text:p>
              </text:list-item>
            </text:list>
          </draw:text-box>
        </draw:frame>
        <draw:frame presentation:style-name="pr5" draw:layer="layout" svg:width="12.023cm" svg:height="5.808cm" svg:x="14.025cm" svg:y="4.914cm" presentation:class="outline">
          <draw:text-box>
            <text:list text:style-name="L3">
              <text:list-header>
                <text:p><text:span text:style-name="T1">Aggro State</text:span></text:p>
              </text:list-header>
              <text:list-item>
                <text:p>Charge and attack</text:p>
              </text:list-item>
              <text:list-item>
                <text:p>Only transition back to Default if target dies or zones</text:p>
              </text:list-item>
              <text:list-item>
                <text:p>Transition to Flee if low HP</text:p>
              </text:list-item>
            </text:list>
          </draw:text-box>
        </draw:frame>
        <draw:frame presentation:style-name="pr5" draw:layer="layout" svg:width="12.023cm" svg:height="5.808cm" svg:x="14.025cm" svg:y="11.274cm" presentation:class="outline">
          <draw:text-box>
            <text:list text:style-name="L3">
              <text:list-header>
                <text:p><text:span text:style-name="T1">Flee State</text:span></text:p>
              </text:list-header>
              <text:list-item>
                <text:p>Run away</text:p>
              </text:list-item>
              <text:list-item>
                <text:p>Transition back to Aggro if HP recovers</text:p>
              </text:list-item>
            </text:list>
          </draw:text-box>
        </draw:frame>
        <draw:line draw:style-name="gr2" draw:text-style-name="P2" draw:layer="layout" svg:x1="10.6cm" svg:y1="5.6cm" svg:x2="13.8cm" svg:y2="5.6cm">
          <text:p/>
        </draw:line>
        <draw:line draw:style-name="gr2" draw:text-style-name="P2" draw:layer="layout" svg:x1="20.8cm" svg:y1="10.722cm" svg:x2="20.8cm" svg:y2="14cm">
          <text:p/>
        </draw:line>
        <draw:line draw:style-name="gr2" draw:text-style-name="P2" draw:layer="layout" svg:x1="22.4cm" svg:y1="14.2cm" svg:x2="22.4cm" svg:y2="10.8cm">
          <text:p/>
        </draw:line>
        <draw:line draw:style-name="gr3" draw:text-style-name="P2" draw:layer="layout" svg:x1="1cm" svg:y1="4.6cm" svg:x2="1cm" svg:y2="17.4cm">
          <text:p/>
        </draw:line>
        <draw:line draw:style-name="gr3" draw:text-style-name="P2" draw:layer="layout" svg:x1="1cm" svg:y1="17.4cm" svg:x2="13.6cm" svg:y2="17.4cm">
          <text:p/>
        </draw:line>
        <draw:line draw:style-name="gr3" draw:text-style-name="P2" draw:layer="layout" svg:x1="1cm" svg:y1="4.6cm" svg:x2="13.6cm" svg:y2="4.6cm">
          <text:p/>
        </draw:line>
        <draw:line draw:style-name="gr3" draw:text-style-name="P2" draw:layer="layout" svg:x1="13.6cm" svg:y1="4.6cm" svg:x2="13.6cm" svg:y2="17.4cm">
          <text:p/>
        </draw:line>
        <draw:line draw:style-name="gr3" draw:text-style-name="P2" draw:layer="layout" svg:x1="14cm" svg:y1="4.8cm" svg:x2="14cm" svg:y2="11.2cm">
          <text:p/>
        </draw:line>
        <draw:line draw:style-name="gr3" draw:text-style-name="P2" draw:layer="layout" svg:x1="14.025cm" svg:y1="11.2cm" svg:x2="26.4cm" svg:y2="11.2cm">
          <text:p/>
        </draw:line>
        <draw:line draw:style-name="gr3" draw:text-style-name="P2" draw:layer="layout" svg:x1="26.4cm" svg:y1="11.2cm" svg:x2="26.4cm" svg:y2="4.8cm">
          <text:p/>
        </draw:line>
        <draw:line draw:style-name="gr3" draw:text-style-name="P2" draw:layer="layout" svg:x1="14cm" svg:y1="4.8cm" svg:x2="26.4cm" svg:y2="4.8cm">
          <text:p/>
        </draw:line>
        <draw:line draw:style-name="gr3" draw:text-style-name="P2" draw:layer="layout" svg:x1="14.025cm" svg:y1="11.2cm" svg:x2="14cm" svg:y2="17.6cm">
          <text:p/>
        </draw:line>
        <draw:line draw:style-name="gr3" draw:text-style-name="P2" draw:layer="layout" svg:x1="14cm" svg:y1="17.6cm" svg:x2="26.2cm" svg:y2="17.6cm">
          <text:p/>
        </draw:line>
        <draw:line draw:style-name="gr3" draw:text-style-name="P2" draw:layer="layout" svg:x1="26.2cm" svg:y1="17.6cm" svg:x2="26.2cm" svg:y2="11.2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roblems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 text:style-name="P2"><text:span text:style-name="T2">Unrealistic</text:span></text:p>
              </text:list-header>
              <text:list-item>
                <text:p>NPCs ignore each other</text:p>
              </text:list-item>
              <text:list-item>
                <text:p>If NPC doesn't transition to Aggro, it ignores PC</text:p>
              </text:list-item>
              <text:list-item>
                <text:p>Always fights to the death</text:p>
              </text:list-item>
              <text:list-item>
                <text:p>If NPC recovers during Flee, goes back to Aggro</text:p>
                <text:p text:style-name="P2"><text:span text:style-name="T2">Not Challenging</text:span></text:p>
              </text:list-item>
              <text:list-item>
                <text:p>Killing enemies becomes just finding them and running up to th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Underlying Problem</text:p>
          </draw:text-box>
        </draw:frame>
        <draw:frame presentation:style-name="pr2" draw:layer="layout" svg:width="24.639cm" svg:height="12.179cm" svg:x="1.4cm" svg:y="4.914cm" presentation:class="subtitle">
          <draw:text-box>
            <text:p><text:span text:style-name="T3">FSMs are bad models of behaviour!</text:span></text:p>
            <text:list text:style-name="L1">
              <text:list-header>
                <text:p text:style-name="P1"/>
                <text:p text:style-name="P1"><text:s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Finite Emotion Machin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Define an emotion by specifying 2 things</text:p>
                <text:p>1. What activates the emotion?</text:p>
                <text:p>2. What effect does it have on behaviour?</text:p>
              </text:list-header>
              <text:list-item>
                <text:p>Change in behaviour must cause decrease in emotion</text:p>
              </text:list-item>
              <text:list-item>
                <text:p>Emotion with highest activity controls behaviou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Example: Fear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Result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roblems and Future Work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3T04:32:33</meta:creation-date>
    <dc:date>2012-12-03T13:00:48</dc:date>
    <meta:editing-duration>PT2H37M4S</meta:editing-duration>
    <meta:editing-cycles>3</meta:editing-cycles>
    <meta:generator>LibreOffice/3.5$Linux_X86_64 LibreOffice_project/350m1$Build-2</meta:generator>
    <meta:document-statistic meta:object-count="69"/>
  </office:meta>
</office:document-meta>
</file>